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" svg:font-family="'Nimbus Mono L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Nimbus Mono L" officeooo:rsid="0002bcf7" officeooo:paragraph-rsid="0002bcf7"/>
    </style:style>
    <style:style style:name="P2" style:family="paragraph" style:parent-style-name="Standard">
      <style:paragraph-properties fo:text-align="center" style:justify-single-word="false"/>
      <style:text-properties style:font-name="Nimbus Mono L" officeooo:rsid="0002e2a6" officeooo:paragraph-rsid="0002e2a6"/>
    </style:style>
    <style:style style:name="P3" style:family="paragraph" style:parent-style-name="Standard">
      <style:paragraph-properties fo:text-align="center" style:justify-single-word="false"/>
      <style:text-properties style:font-name="Nimbus Mono L" officeooo:rsid="0002e2a6" officeooo:paragraph-rsid="001fe04e"/>
    </style:style>
    <style:style style:name="P4" style:family="paragraph" style:parent-style-name="Standard">
      <style:text-properties style:font-name="Nimbus Mono L" officeooo:rsid="0002e2a6" officeooo:paragraph-rsid="0002e2a6"/>
    </style:style>
    <style:style style:name="P5" style:family="paragraph" style:parent-style-name="Standard">
      <style:paragraph-properties fo:text-align="start" style:justify-single-word="false"/>
      <style:text-properties style:font-name="Nimbus Mono L" fo:font-size="10pt" fo:font-weight="normal" officeooo:rsid="000383cf" officeooo:paragraph-rsid="00076cf2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Nimbus Mono L" officeooo:rsid="00063aa0" officeooo:paragraph-rsid="00063aa0"/>
    </style:style>
    <style:style style:name="P7" style:family="paragraph" style:parent-style-name="Standard">
      <style:text-properties style:font-name="Nimbus Mono L" fo:font-weight="bold" officeooo:rsid="00063aa0" officeooo:paragraph-rsid="00063aa0" style:font-weight-asian="bold" style:font-weight-complex="bold"/>
    </style:style>
    <style:style style:name="P8" style:family="paragraph" style:parent-style-name="Standard">
      <style:text-properties style:font-name="Nimbus Mono L" fo:font-weight="bold" officeooo:rsid="0002e2a6" officeooo:paragraph-rsid="0002e2a6" style:font-weight-asian="bold" style:font-weight-complex="bold"/>
    </style:style>
    <style:style style:name="P9" style:family="paragraph" style:parent-style-name="Standard">
      <style:text-properties style:font-name="Nimbus Mono L" fo:font-weight="bold" officeooo:rsid="002194fa" officeooo:paragraph-rsid="002194fa" style:font-weight-asian="bold" style:font-weight-complex="bold"/>
    </style:style>
    <style:style style:name="P10" style:family="paragraph" style:parent-style-name="Standard">
      <style:text-properties style:font-name="Nimbus Mono L" fo:font-weight="normal" officeooo:rsid="00063aa0" officeooo:paragraph-rsid="00063aa0" style:font-weight-asian="normal" style:font-weight-complex="normal"/>
    </style:style>
    <style:style style:name="P11" style:family="paragraph" style:parent-style-name="Standard">
      <style:text-properties style:font-name="Nimbus Mono L" fo:font-weight="normal" officeooo:rsid="000aa0c8" officeooo:paragraph-rsid="000aa0c8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Nimbus Mono L" fo:font-weight="normal" officeooo:rsid="0002bcf7" officeooo:paragraph-rsid="002194fa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Nimbus Mono L" fo:font-size="36pt" style:text-underline-style="none" fo:font-weight="bold" officeooo:rsid="0002e2a6" officeooo:paragraph-rsid="0002e2a6" style:font-size-asian="36pt" style:font-weight-asian="bold" style:font-size-complex="36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Nimbus Mono L" fo:font-style="italic" fo:font-weight="normal" officeooo:rsid="0002e2a6" officeooo:paragraph-rsid="002194fa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style:font-name="Nimbus Mono L" officeooo:rsid="0002e2a6" officeooo:paragraph-rsid="0002e2a6"/>
    </style:style>
    <style:style style:name="P16" style:family="paragraph" style:parent-style-name="Standard">
      <style:text-properties style:font-name="Nimbus Mono L" fo:font-weight="bold" officeooo:rsid="0002e2a6" officeooo:paragraph-rsid="002b3120" style:font-weight-asian="bold" style:font-weight-complex="bold"/>
    </style:style>
    <style:style style:name="T1" style:family="text">
      <style:text-properties officeooo:rsid="0002bcf7"/>
    </style:style>
    <style:style style:name="T2" style:family="text">
      <style:text-properties officeooo:rsid="0004e165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2e2a6" style:font-style-asian="italic" style:font-style-complex="italic"/>
    </style:style>
    <style:style style:name="T5" style:family="text">
      <style:text-properties officeooo:rsid="00076cf2"/>
    </style:style>
    <style:style style:name="T6" style:family="text">
      <style:text-properties officeooo:rsid="000aa0c8"/>
    </style:style>
    <style:style style:name="T7" style:family="text">
      <style:text-properties officeooo:rsid="000b108a"/>
    </style:style>
    <style:style style:name="T8" style:family="text">
      <style:text-properties officeooo:rsid="0012b787"/>
    </style:style>
    <style:style style:name="T9" style:family="text">
      <style:text-properties officeooo:rsid="0012d6ec"/>
    </style:style>
    <style:style style:name="T10" style:family="text">
      <style:text-properties officeooo:rsid="00148111"/>
    </style:style>
    <style:style style:name="T11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2" style:family="text">
      <style:text-properties fo:font-size="12pt" style:text-underline-style="none" fo:font-weight="normal" officeooo:rsid="002939d0" style:font-size-asian="12pt" style:font-weight-asian="normal" style:font-size-complex="12pt" style:font-weight-complex="normal"/>
    </style:style>
    <style:style style:name="T13" style:family="text">
      <style:text-properties officeooo:rsid="002b3120"/>
    </style:style>
    <style:style style:name="T14" style:family="text">
      <style:text-properties officeooo:rsid="0031bc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START DATE</text:span>: <text:span text:style-name="T2">MM/DD/YY <text:s text:c="41"/>END DATE: MM/DD/YY</text:span></text:p>
      <text:p text:style-name="P13">MACHINE_NAME</text:p>
      <text:p text:style-name="P3"><text:span text:style-name="T11">DEITY / EMPEROR / PRI</text:span><text:span text:style-name="T12">N</text:span><text:span text:style-name="T11">CE</text:span><text:span text:style-name="T1"> </text:span></text:p>
      <text:p text:style-name="P2"/>
      <text:p text:style-name="P6"><text:tab/>Little introduction about the machine in the paragraph style <text:span text:style-name="T5">about the things to expect in this machine and how it goes about.</text:span></text:p>
      <text:p text:style-name="P1"><text:tab/><text:tab/><text:tab/><text:tab/><text:tab/><text:tab/><text:tab/><text:tab/><text:tab/><text:tab/><text:tab/><text:tab/></text:p>
      <text:p text:style-name="P8">STEPS INVOLVED:</text:p>
      <text:p text:style-name="P4"/>
      <text:p text:style-name="P4">1.L<text:span text:style-name="T8">ocal </text:span>F<text:span text:style-name="T8">ile </text:span>I<text:span text:style-name="T8">nclusion</text:span></text:p>
      <text:p text:style-name="P4">2.B<text:span text:style-name="T8">uffer Overflow</text:span></text:p>
      <text:p text:style-name="P4">3.F<text:span text:style-name="T8">orensics</text:span></text:p>
      <text:p text:style-name="P4">4.P<text:span text:style-name="T8">rivilege Escaltion</text:span></text:p>
      <text:p text:style-name="P4">5.B<text:span text:style-name="T8">rute Force</text:span></text:p>
      <text:p text:style-name="P4"/>
      <text:p text:style-name="P16"><text:span text:style-name="T13">THINGS TO LOOK FORWARD TO:</text:span></text:p>
      <text:p text:style-name="P4"/>
      <text:p text:style-name="P8">TOOLS USED:</text:p>
      <text:p text:style-name="P4"/>
      <text:p text:style-name="P4">1.<text:span text:style-name="T9">nmap</text:span></text:p>
      <text:p text:style-name="P4">2.<text:span text:style-name="T9">foremost</text:span></text:p>
      <text:p text:style-name="P4">3.<text:span text:style-name="T9">hydra</text:span></text:p>
      <text:p text:style-name="P1"/>
      <text:p text:style-name="P8">ELABORATION:</text:p>
      <text:p text:style-name="P7"/>
      <text:p text:style-name="P10"><text:tab/>This space is for elaborate steps you took for rooting the machine this will also contain the mention of the steps that did not work. <text:span text:style-name="T6">This will have commands here for eg.</text:span></text:p>
      <text:p text:style-name="P10"/>
      <text:p text:style-name="P11">nmap -T4 -p1-65535 <text:span text:style-name="T14">192.168.43.192</text:span></text:p>
      <text:p text:style-name="P11"/>
      <text:p text:style-name="P11">in this way you mention the whole walkthrough.</text:p>
      <text:p text:style-name="P10"/>
      <text:p text:style-name="P8"><text:span text:style-name="T6">T</text:span>HINGS LEARNT:</text:p>
      <text:p text:style-name="P8"/>
      <text:p text:style-name="P10">this will contain short description of approache<text:span text:style-name="T10">s</text:span> learnt.</text:p>
      <text:p text:style-name="P10">1.<text:span text:style-name="T7">command name 1</text:span></text:p>
      <text:p text:style-name="P10"><text:tab/><text:span text:style-name="T7">little things about the command</text:span></text:p>
      <text:p text:style-name="P10">2.<text:span text:style-name="T7">command name 2</text:span></text:p>
      <text:p text:style-name="P10"><text:tab/><text:span text:style-name="T7">this may contain the novelty or in depth details about the commands and also other ways it can be used.</text:span></text:p>
      <text:p text:style-name="P8"/>
      <text:p text:style-name="P9">ABOUT MACHINE:</text:p>
      <text:p text:style-name="P14"/>
      <text:p text:style-name="P12"><text:span text:style-name="T4">hyper</text:span><text:span text:style-name="T3">link of the machine</text:span></text:p>
      <text:p text:style-name="P8"/>
      <text:p text:style-name="P8">CONCLUSIO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L" svg:font-family="'Nimbus Mono L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14:55:11.304275132</meta:creation-date>
    <dc:date>2017-02-12T18:27:57.981641819</dc:date>
    <meta:editing-duration>PT31M55S</meta:editing-duration>
    <meta:editing-cycles>22</meta:editing-cycles>
    <meta:generator>LibreOffice/5.2.4.2$Linux_X86_64 LibreOffice_project/3d5603e1122f0f102b62521720ab13a38a4e0eb0</meta:generator>
    <meta:document-statistic meta:table-count="0" meta:image-count="0" meta:object-count="0" meta:page-count="1" meta:paragraph-count="29" meta:word-count="149" meta:character-count="965" meta:non-whitespace-character-count="786"/>
  </office:meta>
</office:document-meta>
</file>